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1">
      <style:paragraph-properties fo:text-align="justify" style:justify-single-word="false"/>
      <style:text-properties fo:color="#ff0000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84853589918420557" text:style-name="L1">
        <text:list-item>
          <text:p text:style-name="P1">intro</text:p>
          <text:list>
            <text:list-item>
              <text:p text:style-name="P1">plan (perso, pas sur) (4)</text:p>
            </text:list-item>
            <text:list-item>
              <text:p text:style-name="P1">ce qu'on va faire dans cette matière</text:p>
              <text:list>
                <text:list-item>
                  <text:p text:style-name="P1">passage de quelle logique à quelle autre ?</text:p>
                </text:list-item>
              </text:list>
            </text:list-item>
            <text:list-item>
              <text:p text:style-name="P1">généralités sur logique</text:p>
              <text:list>
                <text:list-item>
                  <text:p text:style-name="P1">logique historiquement est la science de... (de façon large)</text:p>
                </text:list-item>
                <text:list-item>
                  <text:p text:style-name="P1">but de la logique (relativement aux hypothèses et conclusions)</text:p>
                </text:list-item>
              </text:list>
            </text:list-item>
            <text:list-item>
              <text:p text:style-name="P1">rappels sur ce qu'on a fait sur logique des propositions avant</text:p>
              <text:list>
                <text:list-item>
                  <text:p text:style-name="P1">on a vu la syntaxe</text:p>
                  <text:list>
                    <text:list-item>
                      <text:p text:style-name="P1">vocabulaire (qui définit grossièrement...)</text:p>
                    </text:list-item>
                    <text:list-item>
                      <text:p text:style-name="P1">puis l'arborescence logique (qu'est ce qui est dans les feuilles et les nœuds ?)</text:p>
                    </text:list-item>
                  </text:list>
                </text:list-item>
                <text:list-item>
                  <text:p text:style-name="P1">puis la sémantique</text:p>
                  <text:list>
                    <text:list-item>
                      <text:p text:style-name="P1">interprétations... Qu'est ce que c'est ?</text:p>
                      <text:list>
                        <text:list-item>
                          <text:p text:style-name="P1">relativement aux tables de vérité</text:p>
                        </text:list-item>
                        <text:list-item>
                          <text:p text:style-name="P1">d'un point de vue conceptuel</text:p>
                        </text:list-item>
                        <text:list-item>
                          <text:p text:style-name="P1">mathématiquement</text:p>
                          <text:list>
                            <text:list-item>
                              <text:p text:style-name="P1">base</text:p>
                              <text:list>
                                <text:list-item>
                                  <text:p text:style-name="P1">application de ... dans ...</text:p>
                                  <text:list>
                                    <text:list-item>
                                      <text:p text:style-name="P1">premiers "…" : situés dans quelles colonnes de table de vérité ?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induction</text:p>
                              <text:list>
                                <text:list-item>
                                  <text:p text:style-name="P1">on veut une application de … (diff) dans …</text:p>
                                </text:list-item>
                                <text:list-item>
                                  <text:p text:style-name="P1">à quoi correspond cette transition schématiquement dans l'arbre syntaxique 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vocabulaire</text:p>
                  <text:list>
                    <text:list-item>
                      <text:p text:style-name="P1">états possibles de la fbf (déterminent si vraie, fausse, et quand) (4 cas)</text:p>
                    </text:list-item>
                    <text:list-item>
                      <text:p text:style-name="P1">conséquence logique</text:p>
                      <text:list>
                        <text:list-item>
                          <text:p text:style-name="P1">signe</text:p>
                        </text:list-item>
                        <text:list-item>
                          <text:p text:style-name="P1">signification</text:p>
                        </text:list-item>
                        <text:list-item>
                          <text:p text:style-name="P1">différences conséquences logique / implique</text:p>
                        </text:list-item>
                      </text:list>
                    </text:list-item>
                  </text:list>
                </text:list-item>
                <text:list-item>
                  <text:p text:style-name="P1">calcul valeur vérité</text:p>
                  <text:list>
                    <text:list-item>
                      <text:p text:style-name="P1">but</text:p>
                    </text:list-item>
                    <text:list-item>
                      <text:p text:style-name="P1">méthodes de calcul (3)</text:p>
                    </text:list-item>
                  </text:list>
                </text:list-item>
              </text:list>
            </text:list-item>
            <text:list-item>
              <text:p text:style-name="P1">pourquoi besoin de la logique du premier ordre ?</text:p>
              <text:list>
                <text:list-item>
                  <text:p text:style-name="P1">logique des propositions pas assez puissant... Quels types de raisonnement ne peuvent être faits en logique des propositions ?</text:p>
                </text:list-item>
              </text:list>
            </text:list-item>
            <text:list-item>
              <text:p text:style-name="P1">logique des prédicats de premier ordre</text:p>
              <text:list>
                <text:list-item>
                  <text:p text:style-name="P1">paramétrage de prédicats</text:p>
                  <text:list>
                    <text:list-item>
                      <text:p text:style-name="P1">nécessaire de définir (une chose) sur laquelle on va travailler... Laquelle ?</text:p>
                    </text:list-item>
                    <text:list-item>
                      <text:p text:style-name="P1">on va travailler dessus grâce à des... ?</text:p>
                      <text:list>
                        <text:list-item>
                          <text:p text:style-name="P1">paramétrées par...</text:p>
                        </text:list-item>
                        <text:list-item>
                          <text:p text:style-name="P1">vocabulaire pour le nombre de paramètres</text:p>
                        </text:list-item>
                        <text:list-item>
                          <text:p text:style-name="P1">notation</text:p>
                        </text:list-item>
                        <text:list-item>
                          <text:p text:style-name="P1">on passe d'... à des …</text:p>
                        </text:list-item>
                        <text:list-item>
                          <text:p text:style-name="P1">ces nouvelles choses en questions sont analogues à des … en mathématique</text:p>
                        </text:list-item>
                      </text:list>
                    </text:list-item>
                  </text:list>
                </text:list-item>
                <text:list-item>
                  <text:p text:style-name="P2">quantification</text:p>
                  <text:list>
                    <text:list-item>
                      <text:p text:style-name="P2">on introduit des quantificateurs</text:p>
                    </text:list-item>
                    <text:list-item>
                      <text:p text:style-name="P2">deux quantificateurs</text:p>
                      <text:list>
                        <text:list-item>
                          <text:p text:style-name="P2">quantificateur universel</text:p>
                          <text:list>
                            <text:list-item>
                              <text:p text:style-name="P2">quelque soit / pour tout / chaque (A à l'envers)</text:p>
                            </text:list-item>
                          </text:list>
                        </text:list-item>
                        <text:list-item>
                          <text:p text:style-name="P2"><text:soft-page-break/>quantificateur existentiel</text:p>
                          <text:list>
                            <text:list-item>
                              <text:p text:style-name="P2">E à l'envers et allongé</text:p>
                            </text:list-item>
                            <text:list-item>
                              <text:p text:style-name="P2">il existe</text:p>
                            </text:list-item>
                            <text:list-item>
                              <text:p text:style-name="P2">(au moins 1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ex : quelque soit x, être un étudiant (x) → avoir un bac (x)</text:p>
                    </text:list-item>
                    <text:list-item>
                      <text:p text:style-name="P2">appartient ?</text:p>
                      <text:list>
                        <text:list-item>
                          <text:p text:style-name="P2">pas de appartient en logique !!!</text:p>
                        </text:list-item>
                        <text:list-item>
                          <text:p text:style-name="P2">pas pierre appartient a étudiant mais être un étudiant (pierr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comparaison logique propositions / logique prédicats</text:p>
              <text:list>
                <text:list-item>
                  <text:p text:style-name="P2">logique propositions</text:p>
                  <text:list>
                    <text:list-item>
                      <text:p text:style-name="P2">atomes</text:p>
                    </text:list-item>
                    <text:list-item>
                      <text:p text:style-name="P2">on représente des faits</text:p>
                    </text:list-item>
                    <text:list-item>
                      <text:p text:style-name="P2">ex : "p est un étudiant" = un atome = un fait</text:p>
                    </text:list-item>
                  </text:list>
                </text:list-item>
                <text:list-item>
                  <text:p text:style-name="P2">logique prédicats</text:p>
                  <text:list>
                    <text:list-item>
                      <text:p text:style-name="P2">objets</text:p>
                      <text:list>
                        <text:list-item>
                          <text:p text:style-name="P2">pierre, 3...</text:p>
                        </text:list-item>
                        <text:list-item>
                          <text:p text:style-name="P2">ce ne sont pas des faits</text:p>
                        </text:list-item>
                      </text:list>
                    </text:list-item>
                    <text:list-item>
                      <text:p text:style-name="P2">relations entre objets</text:p>
                      <text:list>
                        <text:list-item>
                          <text:p text:style-name="P2">ex : "être un étudiant"</text:p>
                        </text:list-item>
                      </text:list>
                    </text:list-item>
                    <text:list-item>
                      <text:p text:style-name="P2">on paramètre les relations avec les objets</text:p>
                    </text:list-item>
                    <text:list-item>
                      <text:p text:style-name="P2">on appelle ça des prédicats</text:p>
                    </text:list-item>
                    <text:list-item>
                      <text:p text:style-name="P2">prédicat</text:p>
                      <text:list>
                        <text:list-item>
                          <text:p text:style-name="P2">fonction</text:p>
                        </text:list-item>
                        <text:list-item>
                          <text:p text:style-name="P2">représentée par symbole de prédicats</text:p>
                        </text:list-item>
                        <text:list-item>
                          <text:p text:style-name="P2">paramétré par variables / constantes</text:p>
                        </text:list-item>
                        <text:list-item>
                          <text:p text:style-name="P2">résultats dans booléens</text:p>
                        </text:list-item>
                      </text:list>
                    </text:list-item>
                    <text:list-item>
                      <text:p text:style-name="P2">HS : livre de smullyan : "le livre qui rend fou"</text:p>
                    </text:list-item>
                  </text:list>
                </text:list-item>
                <text:list-item>
                  <text:p text:style-name="P2">complexité logique propositions</text:p>
                  <text:list>
                    <text:list-item>
                      <text:p text:style-name="P2">une proposition ajoutée par objet considérée</text:p>
                    </text:list-item>
                    <text:list-item>
                      <text:p text:style-name="P2">nombre de clauses doublées à chaque objet ajouté</text:p>
                    </text:list-item>
                    <text:list-item>
                      <text:p text:style-name="P2">c'est exponentiel en le nombre d'obj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yntaxe de la logique des prédicats du premier ordre</text:p>
          <text:list>
            <text:list-item>
              <text:p text:style-name="P2">généralités</text:p>
              <text:list>
                <text:list-item>
                  <text:p text:style-name="P2">qu'est ce que la logique des prédicats du premier ordre ? (limites)</text:p>
                  <text:list>
                    <text:list-item>
                      <text:p text:style-name="P2">ce qu'on peut / qu'on peut pas quantifier</text:p>
                      <text:list>
                        <text:list-item>
                          <text:p text:style-name="P2">généralités</text:p>
                          <text:list>
                            <text:list-item>
                              <text:p text:style-name="P2">on n'a le droit de quantifier que les variables</text:p>
                            </text:list-item>
                            <text:list-item>
                              <text:p text:style-name="P2">interdit de quantifier les symboles de prédicats (subtilité si dessous)</text:p>
                            </text:list-item>
                            <text:list-item>
                              <text:p text:style-name="P2">logique prédicats second ordre pour quantifier symboles propositionnels</text:p>
                            </text:list-item>
                          </text:list>
                        </text:list-item>
                        <text:list-item>
                          <text:p text:style-name="P2">exemples</text:p>
                          <text:list>
                            <text:list-item>
                              <text:p text:style-name="P2">autorisée</text:p>
                              <text:list>
                                <text:list-item>
                                  <text:p text:style-name="P2">quelque soit x, quelque soit y, quelque soit z, R(x, y) et R(y, z) → R(x, z)</text:p>
                                </text:list-item>
                              </text:list>
                            </text:list-item>
                            <text:list-item>
                              <text:p text:style-name="P2">interdit</text:p>
                              <text:list>
                                <text:list-item>
                                  <text:p text:style-name="P2">quelque soit R, transitive(R) équivalent à :</text:p>
                                </text:list-item>
                                <text:list-item>
                                  <text:p text:style-name="P2">quelque soit x, quelque soit y, quelque soit z</text:p>
                                </text:list-item>
                                <text:list-item>
                                  <text:p text:style-name="P2">R(x, y) et R(y, z) → R(x, z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subtilité</text:p>
                          <text:list>
                            <text:list-item>
                              <text:p text:style-name="P2">généralité</text:p>
                              <text:list>
                                <text:list-item>
                                  <text:p text:style-name="P2"><text:soft-page-break/>droit de quantifier des relations si elles sont considérées uniquement en tant qu'objets et jamais en tant que symboles propositionnels</text:p>
                                </text:list-item>
                              </text:list>
                            </text:list-item>
                            <text:list-item>
                              <text:p text:style-name="P2">exemple</text:p>
                              <text:list>
                                <text:list-item>
                                  <text:p text:style-name="P2">autorisé</text:p>
                                  <text:list>
                                    <text:list-item>
                                      <text:p text:style-name="P2">formule</text:p>
                                      <text:list>
                                        <text:list-item>
                                          <text:p text:style-name="P2">quelque soit R, quelque soit R'</text:p>
                                        </text:list-item>
                                        <text:list-item>
                                          <text:p text:style-name="P2">bijection (R) et transitif (R) et inverse(R, R') implique</text:p>
                                        </text:list-item>
                                        <text:list-item>
                                          <text:p text:style-name="P2">transitive (R')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">explications</text:p>
                                      <text:list>
                                        <text:list-item>
                                          <text:p text:style-name="P2">car R et R' sont pas fonctions mais variables syntaxiquement parlant, c'est bijection etc les symboles de prédicat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">interdit</text:p>
                                  <text:list>
                                    <text:list-item>
                                      <text:p text:style-name="P2">quelque soit R, bijection(R) et transitif(R) → transifit(inverse(R))</text:p>
                                    </text:list-item>
                                    <text:list-item>
                                      <text:p text:style-name="P2">pas le droit d'appliquer des prédicats à des fonction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résumé : définition langage des prédicats de premier ordre</text:p>
                      <text:list>
                        <text:list-item>
                          <text:p text:style-name="P2">quantifier les objets du domaine = autorisé</text:p>
                        </text:list-item>
                        <text:list-item>
                          <text:p text:style-name="P2">quantifier les relations = interdit</text:p>
                        </text:list-item>
                      </text:list>
                    </text:list-item>
                  </text:list>
                </text:list-item>
                <text:list-item>
                  <text:p text:style-name="P2">but de la syntaxe</text:p>
                  <text:list>
                    <text:list-item>
                      <text:p text:style-name="P2">définir comment construire des formules bien formées (fbf)</text:p>
                    </text:list-item>
                  </text:list>
                </text:list-item>
                <text:list-item>
                  <text:p text:style-name="P2">relation entre logique des propositions et logique des prédicats du premier ordre</text:p>
                  <text:list>
                    <text:list-item>
                      <text:p text:style-name="P2">arité 0 en premier ordre, ex : P() :</text:p>
                    </text:list-item>
                    <text:list-item>
                      <text:p text:style-name="P2">équivalent des atomes en logique des propositions</text:p>
                    </text:list-item>
                    <text:list-item>
                      <text:p text:style-name="P2">donc logique des propositions incluse dans logique des prédicats du 1er ordre</text:p>
                    </text:list-item>
                  </text:list>
                </text:list-item>
              </text:list>
            </text:list-item>
            <text:list-item>
              <text:p text:style-name="P2">définir langages du premier ordre</text:p>
              <text:list>
                <text:list-item>
                  <text:p text:style-name="P2">vocabulaire du langage</text:p>
                  <text:list>
                    <text:list-item>
                      <text:p text:style-name="P2">conceptuellement</text:p>
                      <text:list>
                        <text:list-item>
                          <text:p text:style-name="P2">on cherche a définir l'alphabet de la grammaire</text:p>
                        </text:list-item>
                        <text:list-item>
                          <text:p text:style-name="P2">on va le faire à partir d'ensembles définir si après</text:p>
                        </text:list-item>
                        <text:list-item>
                          <text:p text:style-name="P2">c'est sur cet alphabet qu'on va construire les fbf</text:p>
                        </text:list-item>
                      </text:list>
                    </text:list-item>
                    <text:list-item>
                      <text:p text:style-name="P2">alphabet effectif</text:p>
                      <text:list>
                        <text:list-item>
                          <text:p text:style-name="P2">termes</text:p>
                          <text:list>
                            <text:list-item>
                              <text:p text:style-name="P2">désignent les objets du domaine</text:p>
                            </text:list-item>
                            <text:list-item>
                              <text:p text:style-name="P2">variables / constantes</text:p>
                            </text:list-item>
                            <text:list-item>
                              <text:p text:style-name="P2">ce sont les paramètres des prédicats</text:p>
                            </text:list-item>
                            <text:list-item>
                              <text:p text:style-name="P2">par convention on écrit les termes en minuscules (x, jean ...)</text:p>
                            </text:list-item>
                          </text:list>
                        </text:list-item>
                        <text:list-item>
                          <text:p text:style-name="P2">symboles de prédicats</text:p>
                          <text:list>
                            <text:list-item>
                              <text:p text:style-name="P2">par convention majuscules</text:p>
                            </text:list-item>
                            <text:list-item>
                              <text:p text:style-name="P2">c'est la relation en gros (perso)</text:p>
                            </text:list-item>
                            <text:list-item>
                              <text:p text:style-name="P2">symboles associés à arité donnée</text:p>
                            </text:list-item>
                            <text:list-item>
                              <text:p text:style-name="P2">(nombre de paramètres, de termes)</text:p>
                            </text:list-item>
                          </text:list>
                        </text:list-item>
                        <text:list-item>
                          <text:p text:style-name="P2">connecteurs logiques</text:p>
                          <text:list>
                            <text:list-item>
                              <text:p text:style-name="P2">exemples : et, ou, implique</text:p>
                            </text:list-item>
                            <text:list-item>
                              <text:p text:style-name="P2">perso : opérateurs en gros je pense</text:p>
                            </text:list-item>
                          </text:list>
                        </text:list-item>
                        <text:list-item>
                          <text:p text:style-name="P2">quantificateurs<text:tab/></text:p>
                          <text:list>
                            <text:list-item>
                              <text:p text:style-name="P2">quelque soit, il existe</text:p>
                            </text:list-item>
                          </text:list>
                        </text:list-item>
                        <text:list-item>
                          <text:p text:style-name="P2">paranthèses</text:p>
                        </text:list-item>
                      </text:list>
                    </text:list-item>
                    <text:list-item>
                      <text:p text:style-name="P2">perso</text:p>
                      <text:list>
                        <text:list-item>
                          <text:p text:style-name="P2">termes et symboles de pérdicats sont propres à chaque problème considéré</text:p>
                        </text:list-item>
                        <text:list-item>
                          <text:p text:style-name="P2">du coup : logique du premier ordre = une infinité de langages possibles ? = <text:soft-page-break/>une classe de langages ?</text:p>
                        </text:list-item>
                      </text:list>
                    </text:list-item>
                  </text:list>
                </text:list-item>
                <text:list-item>
                  <text:p text:style-name="P2">plus petits mots</text:p>
                  <text:list>
                    <text:list-item>
                      <text:p text:style-name="P2">en logique des propositions c'était les atomes</text:p>
                    </text:list-item>
                    <text:list-item>
                      <text:p text:style-name="P2">prédicat</text:p>
                      <text:list>
                        <text:list-item>
                          <text:p text:style-name="P2">ce que c'est</text:p>
                          <text:list>
                            <text:list-item>
                              <text:p text:style-name="P2">symbole prédicatif</text:p>
                            </text:list-item>
                            <text:list-item>
                              <text:p text:style-name="P2">paramétré par des termes</text:p>
                            </text:list-item>
                          </text:list>
                        </text:list-item>
                        <text:list-item>
                          <text:p text:style-name="P2">ex</text:p>
                          <text:list>
                            <text:list-item>
                              <text:p text:style-name="P2">père(x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vrac – poubelle (ne pas apprendre ni mettre dans ppp questions)</text:p>
              <text:list>
                <text:list-item>
                  <text:p text:style-name="P2">définition plus formelle (à ranger quelque part)</text:p>
                  <text:list>
                    <text:list-item>
                      <text:p text:style-name="P2">traditionnellement les alphabets du premier ordre sont nommées "langage du premier ordre"</text:p>
                    </text:list-item>
                    <text:list-item>
                      <text:p text:style-name="P2">couple L = const union préd (tout début aide mémoire qu'il a donné)</text:p>
                    </text:list-item>
                    <text:list-item>
                      <text:p text:style-name="P2">intersection vide entre constantes et prédicats</text:p>
                    </text:list-item>
                    <text:list-item>
                      <text:p text:style-name="P2">préd = ensemble d'éléments (les prédicats) et a chaque élément est associé une parité</text:p>
                    </text:list-item>
                    <text:list-item>
                      <text:p text:style-name="P2">ensemble de variables</text:p>
                    </text:list-item>
                    <text:list-item>
                      <text:p text:style-name="P2">top et bottom</text:p>
                    </text:list-item>
                    <text:list-item>
                      <text:p text:style-name="P2">bottom et top ne sont pas des termes</text:p>
                    </text:list-item>
                    <text:list-item>
                      <text:p text:style-name="P2">soient L = C union P</text:p>
                    </text:list-item>
                    <text:list-item>
                      <text:p text:style-name="P2">V un ensemble de variables</text:p>
                    </text:list-item>
                    <text:list-item>
                      <text:p text:style-name="P2">S ensemble symboles logiques non et ou implique équivalent</text:p>
                    </text:list-item>
                    <text:list-item>
                      <text:p text:style-name="P2">quantificateurs</text:p>
                    </text:list-item>
                    <text:list-item>
                      <text:p text:style-name="P2">jeu de paranthèses</text:p>
                    </text:list-item>
                    <text:list-item>
                      <text:p text:style-name="P2">F l'ensemble des fbf sur L par induction (au cours d'aprè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urs 1 → cours 2</text:p>
          <text:list>
            <text:list-item>
              <text:p text:style-name="P2">définition des fbf d'un langage du premier ordre par induction</text:p>
              <text:list>
                <text:list-item>
                  <text:p text:style-name="P2">base</text:p>
                  <text:list>
                    <text:list-item>
                      <text:p text:style-name="P2">les prédicats sont des fbf (ex : père(x))</text:p>
                    </text:list-item>
                    <text:list-item>
                      <text:p text:style-name="P2">top et bottom aussi</text:p>
                    </text:list-item>
                    <text:list-item>
                      <text:p text:style-name="P2">t1 = t2 (t1 et t2 des termes)</text:p>
                    </text:list-item>
                  </text:list>
                </text:list-item>
                <text:list-item>
                  <text:p text:style-name="P2">induction</text:p>
                  <text:list>
                    <text:list-item>
                      <text:p text:style-name="P2">soient F1 et F2 deux formules du langages</text:p>
                    </text:list-item>
                    <text:list-item>
                      <text:p text:style-name="P2">sont aussi des fbf du langage</text:p>
                      <text:list>
                        <text:list-item>
                          <text:p text:style-name="P2">comme propositions</text:p>
                          <text:list>
                            <text:list-item>
                              <text:p text:style-name="P2">non F1</text:p>
                            </text:list-item>
                            <text:list-item>
                              <text:p text:style-name="P2">F1 op F2</text:p>
                            </text:list-item>
                          </text:list>
                        </text:list-item>
                        <text:list-item>
                          <text:p text:style-name="P2">propre aux prédicats</text:p>
                          <text:list>
                            <text:list-item>
                              <text:p text:style-name="P2">quelque soit x, F1</text:p>
                            </text:list-item>
                            <text:list-item>
                              <text:p text:style-name="P2">pour tout x, F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priorité par ordre décroissant (perso, pas sur)</text:p>
              <text:list>
                <text:list-item>
                  <text:p text:style-name="P2">entre connecteurs différents</text:p>
                  <text:list>
                    <text:list-item>
                      <text:p text:style-name="P2">non</text:p>
                    </text:list-item>
                    <text:list-item>
                      <text:p text:style-name="P2">ou, et</text:p>
                    </text:list-item>
                    <text:list-item>
                      <text:p text:style-name="P2">quantificateurs (pas sur, peut être quantificateurs moins prioritaires)</text:p>
                    </text:list-item>
                    <text:list-item>
                      <text:p text:style-name="P2">implique, équivalent</text:p>
                    </text:list-item>
                  </text:list>
                </text:list-item>
                <text:list-item>
                  <text:p text:style-name="P2">entre mêmes connecteurs</text:p>
                  <text:list>
                    <text:list-item>
                      <text:p text:style-name="P2">ou et et</text:p>
                      <text:list>
                        <text:list-item>
                          <text:p text:style-name="P2"><text:soft-page-break/>associativité</text:p>
                        </text:list-item>
                        <text:list-item>
                          <text:p text:style-name="P2">du coup A v B v C sans paranthèses par exemple</text:p>
                        </text:list-item>
                      </text:list>
                    </text:list-item>
                    <text:list-item>
                      <text:p text:style-name="P2">pour reste plus compliqué je crois</text:p>
                    </text:list-item>
                  </text:list>
                </text:list-item>
              </text:list>
            </text:list-item>
            <text:list-item>
              <text:p text:style-name="P2">vrac quelques infos sur équivalence logique</text:p>
              <text:list>
                <text:list-item>
                  <text:p text:style-name="P2">pout tout x P(x) (équivalent logiquement à) non il existe x non P(x)</text:p>
                </text:list-item>
                <text:list-item>
                  <text:p text:style-name="P2">à savoir que pour toutes les interprétations possibles, ça a la même valeur de vérité</text:p>
                </text:list-item>
                <text:list-item>
                  <text:p text:style-name="P2">signe équivalence logique : <text:s/>triple égal</text:p>
                </text:list-item>
              </text:list>
            </text:list-item>
            <text:list-item>
              <text:p text:style-name="P2">définition par induction de l'arborescence syntaxique d'une fbf</text:p>
              <text:list>
                <text:list-item>
                  <text:p text:style-name="P2">analogue à la définition d'une fbf !!!</text:p>
                </text:list-item>
                <text:list-item>
                  <text:p text:style-name="P2">base</text:p>
                  <text:list>
                    <text:list-item>
                      <text:p text:style-name="P2">feuilles</text:p>
                      <text:list>
                        <text:list-item>
                          <text:p text:style-name="P2">prédicats</text:p>
                        </text:list-item>
                        <text:list-item>
                          <text:p text:style-name="P2">top et bottom</text:p>
                        </text:list-item>
                        <text:list-item>
                          <text:p text:style-name="P2">ou x = y</text:p>
                        </text:list-item>
                      </text:list>
                    </text:list-item>
                  </text:list>
                </text:list-item>
                <text:list-item>
                  <text:p text:style-name="P2">induction</text:p>
                  <text:list>
                    <text:list-item>
                      <text:p text:style-name="P2">non F = (racine non et sous arbre = arbre de F)</text:p>
                    </text:list-item>
                    <text:list-item>
                      <text:p text:style-name="P2">F1 op F2 : racine op, sous arbres = arbres de F1 et F2</text:p>
                    </text:list-item>
                    <text:list-item>
                      <text:p text:style-name="P2">quantificateurs : analogue, pour tout x racine par exemple</text:p>
                    </text:list-item>
                  </text:list>
                </text:list-item>
              </text:list>
            </text:list-item>
            <text:list-item>
              <text:p text:style-name="P2">variables libres et variables liées</text:p>
              <text:list>
                <text:list-item>
                  <text:p text:style-name="P2">portée d'un quantificateur</text:p>
                  <text:list>
                    <text:list-item>
                      <text:p text:style-name="P2">c'est la sous arborescence de racine (quantificateur, variable)</text:p>
                    </text:list-item>
                  </text:list>
                </text:list-item>
                <text:list-item>
                  <text:p text:style-name="P2">occurrence libre / liée</text:p>
                  <text:list>
                    <text:list-item>
                      <text:p text:style-name="P2">liée</text:p>
                      <text:list>
                        <text:list-item>
                          <text:p text:style-name="P2">une occurrence de x est liée si dans la branche reliant la racine à la feuille où se trouve cette occurrence, on trouve quelque soit x ou il existe x</text:p>
                        </text:list-item>
                        <text:list-item>
                          <text:p text:style-name="P2">autrement dit : cette occurrence est dans la portée d'un quantificateur associé à cette variable</text:p>
                        </text:list-item>
                      </text:list>
                    </text:list-item>
                    <text:list-item>
                      <text:p text:style-name="P2">une occurrence est libre sinon</text:p>
                    </text:list-item>
                  </text:list>
                </text:list-item>
                <text:list-item>
                  <text:p text:style-name="P2">variable libre / liée</text:p>
                  <text:list>
                    <text:list-item>
                      <text:p text:style-name="P2">quand libre / liée ?</text:p>
                      <text:list>
                        <text:list-item>
                          <text:p text:style-name="P2">une variable est libre si elle a au moins une occurrence libre</text:p>
                        </text:list-item>
                        <text:list-item>
                          <text:p text:style-name="P2">liée si elle a au moins une occurrence liée</text:p>
                        </text:list-item>
                      </text:list>
                    </text:list-item>
                    <text:list-item>
                      <text:p text:style-name="P2">une variable peut être à la fois libre et liée</text:p>
                    </text:list-item>
                    <text:list-item>
                      <text:p text:style-name="P2">perso : ni libre ni liée ? (du coup pas dans prédicats)</text:p>
                    </text:list-item>
                  </text:list>
                </text:list-item>
                <text:list-item>
                  <text:p text:style-name="P2">formule propre</text:p>
                  <text:list>
                    <text:list-item>
                      <text:p text:style-name="P2">formule qui ne contient pas de variable qui soit à la fois libre et liée</text:p>
                    </text:list-item>
                    <text:list-item>
                      <text:p text:style-name="P2">(possible obtenir formule propre en rennommant occurrences de variables à la fois libres et liées)</text:p>
                    </text:list-item>
                  </text:list>
                </text:list-item>
                <text:list-item>
                  <text:p text:style-name="P2">signification variables libres</text:p>
                  <text:list>
                    <text:list-item>
                      <text:p text:style-name="P2">aucune variable n'est "réellement" libre</text:p>
                    </text:list-item>
                    <text:list-item>
                      <text:p text:style-name="P2">pour les calculs logiques, on commence par les feuilles puis on remonte l'arborescence</text:p>
                    </text:list-item>
                    <text:list-item>
                      <text:p text:style-name="P2">on fait ainsi des calculs sur des sous-formules (non complètes)</text:p>
                    </text:list-item>
                    <text:list-item>
                      <text:p text:style-name="P2">celles ci ont les prédicats avant les quantificateurs</text:p>
                    </text:list-item>
                    <text:list-item>
                      <text:p text:style-name="P2">du coup elles sont momentannément libres</text:p>
                    </text:list-item>
                    <text:list-item>
                      <text:p text:style-name="P2">mais elles sont vouées à être liées plus tard</text:p>
                    </text:list-item>
                  </text:list>
                </text:list-item>
                <text:list-item>
                  <text:p text:style-name="P2">définition par induction des variables libres / liées d'une formule</text:p>
                  <text:list>
                    <text:list-item>
                      <text:p text:style-name="P2">d'un atome (top, bottom, x = y, ou prédicat)</text:p>
                      <text:list>
                        <text:list-item>
                          <text:p text:style-name="P2">toutes libres aucunes liées</text:p>
                        </text:list-item>
                      </text:list>
                    </text:list-item>
                    <text:list-item>
                      <text:p text:style-name="P2"><text:soft-page-break/>de non F</text:p>
                      <text:list>
                        <text:list-item>
                          <text:p text:style-name="P2">celles de F (pas de changement)</text:p>
                        </text:list-item>
                      </text:list>
                    </text:list-item>
                    <text:list-item>
                      <text:p text:style-name="P2">de F1 op F2</text:p>
                      <text:list>
                        <text:list-item>
                          <text:p text:style-name="P2">libres : celles de F1 U celles de F2</text:p>
                        </text:list-item>
                        <text:list-item>
                          <text:p text:style-name="P2">liées : celles de F1 U celles de F2</text:p>
                        </text:list-item>
                        <text:list-item>
                          <text:p text:style-name="P2">(du coup on peut en effet avoir des variables libres + liées)</text:p>
                        </text:list-item>
                      </text:list>
                    </text:list-item>
                    <text:list-item>
                      <text:p text:style-name="P2">quantif x F</text:p>
                      <text:list>
                        <text:list-item>
                          <text:p text:style-name="P2">libres : celles de F / {x}</text:p>
                        </text:list-item>
                        <text:list-item>
                          <text:p text:style-name="P2">liées : celles de F U x</text:p>
                        </text:list-item>
                      </text:list>
                    </text:list-item>
                  </text:list>
                </text:list-item>
                <text:list-item>
                  <text:p text:style-name="P2">formules ouvertes et fermées</text:p>
                  <text:list>
                    <text:list-item>
                      <text:p text:style-name="P2">une fbf est ouverte ssi elle a au moins une variable libre</text:p>
                    </text:list-item>
                    <text:list-item>
                      <text:p text:style-name="P2">elle est fermée sinon</text:p>
                    </text:list-item>
                    <text:list-item>
                      <text:p text:style-name="P2">perso : en d'autres termes, les formules ouvertes sont celles "inachevées", ce sont des sous-formules qui n'ont pas encore vraiment de sens</text:p>
                    </text:list-item>
                    <text:list-item>
                      <text:p text:style-name="P2">il est intuitif d'attribuer du sens (une valeur de vérité pour une interprétation) à une formule fermée</text:p>
                    </text:list-item>
                    <text:list-item>
                      <text:p text:style-name="P2">il est apparemment aussi possible d'attribuer du sens (mais beaucoup moins intuitif) à une fbf ouverte (je sais pas comment encore)</text:p>
                    </text:list-item>
                    <text:list-item>
                      <text:p text:style-name="P2">algorithme complexe pour fbf ouverte</text:p>
                    </text:list-item>
                    <text:list-item>
                      <text:p text:style-name="P2">mais obligé car on part des feuill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émantique de la logique des propositions du premier ordre</text:p>
          <text:list>
            <text:list-item>
              <text:p text:style-name="P2">présentation</text:p>
              <text:list>
                <text:list-item>
                  <text:p text:style-name="P2">langage du premier ordre = constantes + prédicats (seules entités qui changent en fonction des langages du premier ordre)</text:p>
                </text:list-item>
                <text:list-item>
                  <text:p text:style-name="P2">pour donner une sémantique au langage, on doit définir le sens de ces constantes et prédicats (sinon comment dire s'il est vrai que pour tout x P(x) implique Q(x) ?)</text:p>
                </text:list-item>
                <text:list-item>
                  <text:p text:style-name="P2">pour donner un sens aux constantes il faut définir un domaine de définition</text:p>
                  <text:list>
                    <text:list-item>
                      <text:p text:style-name="P2">ex : l'amphi, les entiers...</text:p>
                    </text:list-item>
                  </text:list>
                </text:list-item>
                <text:list-item>
                  <text:p text:style-name="P2">définition des constantes : trivial ("jean" représente la personne dénommée jean etc)</text:p>
                </text:list-item>
                <text:list-item>
                  <text:p text:style-name="P2">définition des prédicats (définition perso, pas sur)</text:p>
                  <text:list>
                    <text:list-item>
                      <text:p text:style-name="P2">définition en intension par une propriété</text:p>
                      <text:list>
                        <text:list-item>
                          <text:p text:style-name="P2">par exemple P1 = les multiples de 3</text:p>
                        </text:list-item>
                      </text:list>
                    </text:list-item>
                    <text:list-item>
                      <text:p text:style-name="P2">définition en intension par la liste les objets vérifiant le prédicat</text:p>
                      <text:list>
                        <text:list-item>
                          <text:p text:style-name="P2">par exemple majeur1 = jean, jack et julie</text:p>
                        </text:list-item>
                      </text:list>
                    </text:list-item>
                    <text:list-item>
                      <text:p text:style-name="P2">la définition est apparemment l'interprétation du (symbole de) prédica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urs 2 → cours 3</text:p>
          <text:list>
            <text:list-item>
              <text:list>
                <text:list-item>
                  <text:p text:style-name="P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9T00:42:44</meta:creation-date>
    <meta:generator>OpenOffice/4.1.1$Unix OpenOffice.org_project/411m6$Build-9775</meta:generator>
    <dc:date>2015-02-19T01:11:46</dc:date>
    <dc:creator>yjfjyf jjku</dc:creator>
    <meta:editing-duration>PT29M2S</meta:editing-duration>
    <meta:editing-cycles>35</meta:editing-cycles>
    <meta:document-statistic meta:table-count="0" meta:image-count="0" meta:object-count="0" meta:page-count="6" meta:paragraph-count="264" meta:word-count="1951" meta:character-count="10237"/>
  </office:meta>
</office:document-meta>
</file>